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Corpo_20_2">
      <style:paragraph-properties fo:margin-left="2.75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29" style:family="paragraph" style:parent-style-name="RUP_20_Corpo_20_2">
      <style:paragraph-properties fo:margin-left="2.752cm" fo:margin-right="0cm" fo:text-indent="0cm" style:auto-text-indent="false"/>
      <style:text-properties fo:language="pt" fo:country="BR" style:language-complex="ar" style:country-complex="SA"/>
    </style:style>
    <style:style style:name="P30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2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5" style:family="paragraph" style:parent-style-name="Standard">
      <style:text-properties fo:language="pt" fo:country="BR" style:language-complex="ar" style:country-complex="SA"/>
    </style:style>
    <style:style style:name="P3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9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1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Título_20_4_20__2b__20_12_20_pt">
      <style:text-properties fo:language="pt" fo:country="BR" style:language-complex="ar" style:country-complex="SA"/>
    </style:style>
    <style:style style:name="P43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6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49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1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3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5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7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9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0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1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2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6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6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6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7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9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0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7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72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  <style:text-properties fo:language="pt" fo:country="BR" style:language-complex="ar" style:country-complex="SA"/>
    </style:style>
    <style:style style:name="P7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7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6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7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8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9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84" style:family="paragraph" style:parent-style-name="RUP_20_Corpo_20_1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85" style:family="paragraph" style:parent-style-name="RUP_20_Corpo_20_1">
      <style:text-properties fo:language="pt" fo:country="BR" style:language-complex="ar" style:country-complex="SA"/>
    </style:style>
    <style:style style:name="P86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7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8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9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91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2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93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7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8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9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0" style:family="paragraph" style:parent-style-name="Heading_20_6">
      <style:paragraph-properties fo:margin-left="1.69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01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2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0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109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110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font-size="10pt" fo:font-weight="normal" style:font-size-asian="10pt" style:language-asian="zxx" style:country-asian="none" style:font-weight-asian="normal"/>
    </style:style>
    <style:style style:name="T9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style:font-size-asian="10pt" style:language-asian="zxx" style:country-asian="none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10"/>
      <text:p text:style-name="P10"/>
      <text:p text:style-name="P10"/>
      <text:p text:style-name="P33"/>
      <text:p text:style-name="P12">Termo de Abertura</text:p>
      <text:p text:style-name="P17"/>
      <text:p text:style-name="P34"/>
      <text:p text:style-name="P34"/>
      <text:p text:style-name="P34"/>
      <text:p text:style-name="P34"/>
      <text:p text:style-name="P12">Nome do Projeto - Versão X.X</text:p>
      <text:p text:style-name="P15">Iteração XX- Release X.X</text:p>
      <text:p text:style-name="P34"/>
      <text:p text:style-name="P34"/>
      <text:p text:style-name="P34"/>
      <text:p text:style-name="P34"/>
      <text:p text:style-name="P34"/>
      <text:p text:style-name="P14"><text:span text:style-name="T6">Versão do Documento:</text:span><text:span text:style-name="T7"> X.X</text:span></text:p>
      <text:p text:style-name="P34"/>
      <text:p text:style-name="P34"/>
      <text:p text:style-name="P34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36"/>
        <text:p text:style-name="P63">Histórico de Revisão</text:p>
        <text:p text:style-name="P3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65">Data</text:p>
            </table:table-cell>
            <table:table-cell table:style-name="Tabela2.A1" office:value-type="string">
              <text:p text:style-name="P71">Versão do Documento</text:p>
            </table:table-cell>
            <table:table-cell table:style-name="Tabela2.A1" office:value-type="string">
              <text:p text:style-name="P65">Descrição</text:p>
            </table:table-cell>
            <table:table-cell table:style-name="Tabela2.D1" office:value-type="string">
              <text:p text:style-name="P65">Autor</text:p>
            </table:table-cell>
          </table:table-row>
          <table:table-row table:style-name="Tabela2.1"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9"/>
            </table:table-cell>
            <table:table-cell table:style-name="Tabela2.D2" office:value-type="string">
              <text:p text:style-name="P67"/>
            </table:table-cell>
          </table:table-row>
          <table:table-row table:style-name="Tabela2.1">
            <table:table-cell table:style-name="Tabela2.A2" office:value-type="string">
              <text:p text:style-name="P70"/>
              <text:p text:style-name="P66"/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D2" office:value-type="string">
              <text:p text:style-name="P67"/>
            </table:table-cell>
          </table:table-row>
          <table:table-row table:style-name="Tabela2.1">
            <table:table-cell table:style-name="Tabela2.A2" office:value-type="string">
              <text:p text:style-name="P70"/>
              <text:p text:style-name="P66"/>
            </table:table-cell>
            <table:table-cell table:style-name="Tabela2.A2" office:value-type="string">
              <text:p text:style-name="P67"/>
            </table:table-cell>
            <table:table-cell table:style-name="Tabela2.A2" office:value-type="string">
              <text:p text:style-name="P67"/>
            </table:table-cell>
            <table:table-cell table:style-name="Tabela2.D2" office:value-type="string">
              <text:p text:style-name="P67"/>
            </table:table-cell>
          </table:table-row>
        </table:table>
        <text:p text:style-name="P35"/>
        <text:p text:style-name="P35"/>
        <text:p text:style-name="P11"/>
        <text:p text:style-name="P61">Sumário</text:p>
        <text:p text:style-name="P38"/>
        <text:p text:style-name="P38"/>
        <text:table-of-content text:style-name="Sect3" text:name="Sumário1">
          <text:table-of-content-source text:outline-level="5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41"><text:a xlink:type="simple" xlink:href="#5.1.1.Escopo do Projeto |outline"><text:span text:style-name="T4">5.1.1Escopo do Projeto <text:tab/>5</text:span></text:a></text:p>
            <text:p text:style-name="P41"><text:a xlink:type="simple" xlink:href="#5.1.2.Não-Escopo do Projeto |outline"><text:span text:style-name="T4">5.1.2Não-Escopo do Projeto <text:tab/>5</text:span></text:a></text:p>
            <text:p text:style-name="P41"><text:a xlink:type="simple" xlink:href="#5.1.3.Premissas do Projeto |outline"><text:span text:style-name="T4">5.1.3Premissas do Projeto <text:tab/>5</text:span></text:a></text:p>
            <text:p text:style-name="P41"><text:a xlink:type="simple" xlink:href="#5.1.4.Produto do Projeto |outline"><text:span text:style-name="T4">5.1.4Produto do Projeto <text:tab/>6</text:span></text:a></text:p>
            <text:p text:style-name="P86">5.4.1. Requisitos do Usuário<text:tab/>6</text:p>
            <text:p text:style-name="P25">5.4.1. Requisitos do Usuário<text:tab/>6</text:p>
            <text:p text:style-name="P86">5.4.1.1 [Requisito]<text:tab/>6</text:p>
            <text:p text:style-name="P25">5.4.1.1 [Requisito]<text:tab/>6</text:p>
            <text:p text:style-name="P86">5.4.2. Restrições do produto<text:tab/>6</text:p>
            <text:p text:style-name="P25">5.4.2. Restrições do produto<text:tab/>6</text:p>
            <text:p text:style-name="P86">5.4.3. Critério de qualidade do produto<text:tab/>7</text:p>
            <text:p text:style-name="P25">5.4.3. Critério de qualidade do produto<text:tab/>7</text:p>
            <text:p text:style-name="P41"><text:a xlink:type="simple" xlink:href="#5.1.5.Lista de Riscos|outline"><text:span text:style-name="T4">5.1.5Lista de Riscos<text:tab/>7</text:span></text:a></text:p>
            <text:p text:style-name="P41"><text:a xlink:type="simple" xlink:href="#5.1.6.Prioridades|outline"><text:span text:style-name="T4">5.1.6Prioridades<text:tab/>7</text:span></text:a></text:p>
            <text:p text:style-name="P41"><text:a xlink:type="simple" xlink:href="#5.1.7.Referências|outline"><text:span text:style-name="T4">5.1.7Referências<text:tab/>8</text:span></text:a></text:p>
            <text:p text:style-name="P41"><text:a xlink:type="simple" xlink:href="#5.1.8.Cronograma básico do projeto|outline"><text:span text:style-name="T4">5.1.8Cronograma básico do projeto<text:tab/>8</text:span></text:a></text:p>
            <text:p text:style-name="P41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41"><text:a xlink:type="simple" xlink:href="#6.1.1.Necessidade inicial do Projeto|outline"><text:span text:style-name="T4">6.1.1Necessidade inicial do Projeto<text:tab/>8</text:span></text:a></text:p>
            <text:p text:style-name="P86">6.1.1. Necessidade de suporte pela organização<text:tab/>8</text:p>
            <text:p text:style-name="P25">6.1.1. Necessidade de suporte pela organização<text:tab/>8</text:p>
            <text:p text:style-name="P86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62">Termo de Abertura</text:p>
        <text:p text:style-name="P38"/>
        <text:list xml:id="list33392561" text:style-name="WW8Num21">
          <text:list-item>
            <text:h text:style-name="P96" text:outline-level="1">Apresentação do Projeto</text:h>
          </text:list-item>
        </text:list>
        <text:p text:style-name="P55"/>
        <text:p text:style-name="P54"><text:span text:style-name="T11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span></text:p>
        <text:p text:style-name="P54"><text:span text:style-name="T11"/></text:p>
        <text:p text:style-name="P54"/>
        <text:list xml:id="list34179231" text:continue-numbering="true" text:style-name="WW8Num21">
          <text:list-item>
            <text:h text:style-name="P97" text:outline-level="1">Um resumo das condições que definem o projeto </text:h>
          </text:list-item>
        </text:list>
        <text:p text:style-name="P37"><text:s text:c="6"/></text:p>
        <text:p text:style-name="P37"><text:s text:c="6"/>Os detentores do conhecimento do negocio trabalham no consultório em questão. A pessoa responsável por fornecer os requisitos se compromete a colaborar fornecendo as suas reais necessidades. Os possíveis usuários do sistema participaram do processo de desenvolvimento dos requisitos podendo validar necessidades do sistema.</text:p>
        <text:p text:style-name="P40"/>
        <text:p text:style-name="P52"/>
        <text:list xml:id="list34188727" text:continue-numbering="true" text:style-name="WW8Num21">
          <text:list-item>
            <text:h text:style-name="P97" text:outline-level="1">Matriz de Responsabilidades</text:h>
          </text:list-item>
        </text:list>
        <text:p text:style-name="P57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7">Nome</text:p>
              </table:table-cell>
              <table:table-cell table:style-name="Tabela3.A1" office:value-type="string">
                <text:p text:style-name="P77">Dados</text:p>
              </table:table-cell>
              <table:table-cell table:style-name="Tabela3.A1" office:value-type="string">
                <text:p text:style-name="P77">Papel</text:p>
              </table:table-cell>
              <table:table-cell table:style-name="Tabela3.A1" office:value-type="string">
                <text:p text:style-name="P18">Empresa</text:p>
                <text:p text:style-name="P78">Área</text:p>
              </table:table-cell>
              <table:table-cell table:style-name="Tabela3.E1" office:value-type="string">
                <text:p text:style-name="P53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79">E-mail: </text:p>
              <text:p text:style-name="P95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79">E-mail: </text:p>
              <text:p text:style-name="P79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79">E-mail: </text:p>
              <text:p text:style-name="P79">amanda.barbosabs@gmail.com</text:p>
              <text:p text:style-name="P80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<text:soft-page-break/>cliente;</text:p>
              <text:p text:style-name="P22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79">E-mail: fabimgyn@gmail.com</text:p>
              <text:p text:style-name="P81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79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79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56"/>
        <text:list xml:id="list34175064" text:continue-numbering="true" text:style-name="WW8Num21">
          <text:list-item>
            <text:h text:style-name="P96" text:outline-level="1">Necessidades básicas do trabalho a ser realizado</text:h>
          </text:list-item>
        </text:list>
        <text:p text:style-name="P35"/>
        <text:p text:style-name="P57">Para a execução do projeto é indispensável a colaboração do cliente fornecendo e validando requisitos. O contratante deve garantir a infraestrutura básica a ser definida neste documento.</text:p>
        <text:p text:style-name="P58"/>
        <text:list xml:id="list34169667" text:continue-numbering="true" text:style-name="WW8Num21">
          <text:list-item>
            <text:h text:style-name="P96" text:outline-level="1">Descrição do Projeto</text:h>
          </text:list-item>
        </text:list>
        <text:p text:style-name="P58"/>
        <text:list xml:id="list34183393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Escopo do Projeto </text:h>
                  </text:list-item>
                </text:list>
              </text:list-item>
            </text:list>
          </text:list-item>
        </text:list>
        <text:p text:style-name="P51"/>
        <text:h text:style-name="P100" text:outline-level="6">[Esta seção descreve o que faz parte do escopo deste projeto. Pode-se considerar parte do escopo deste ciclo de vida, por exemplo, o desenvolvimento de um módulo específico do sistema. Quando esta seção não for aplicável, preencher com o texto: “Seção não aplicável para este projeto”.]</text:h>
        <text:p text:style-name="P35"/>
        <text:list xml:id="list34164960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Não-Escopo do Projeto </text:h>
                  </text:list-item>
                </text:list>
              </text:list-item>
            </text:list>
          </text:list-item>
        </text:list>
        <text:p text:style-name="P35"/>
        <text:p text:style-name="P82">[Esta seção descreve o que não faz parte do escopo deste projeto. Pode-se considerar, como parte do não escopo deste ciclo de vida, a implementação de uma funcionalidade específica. Quando esta seção não for aplicável, preencher com o texto: “Seção não aplicável para este projeto”.]</text:p>
        <text:p text:style-name="P82"/>
        <text:p text:style-name="P82"/>
        <text:list xml:id="list34187923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emissas do Projeto </text:h>
                  </text:list-item>
                </text:list>
              </text:list-item>
            </text:list>
          </text:list-item>
        </text:list>
        <text:p text:style-name="P35"/>
        <text:p text:style-name="P84">Para que o projeto seja possível as premissas apresentadas a seguir devem ser cumpridas.</text:p>
        <text:p text:style-name="P110">O produto trabalhara com um infraestrutura basica de no mínimo dois computadores.Sera necessaria uma maquina para servidor e no minimo uma maquina utilizacao como cliente.O sistemas deveram ter a configuração minima recomendada . Os usuários precisam ter conhecimentos basicos em informatica para conseguir utilizar o sistema. A infraestura de <text:soft-page-break/>rede que interligará os pontos do sistema precisa ser confiável e não é de responsabilidade do contratado garantir o seu funcionamento embora seja necessaria para o funcionamento.</text:p>
        <text:p text:style-name="P110">O banco de dados da aplicação não poderá ser manipulado manualmente sem consulta prévia sob consequencia de corromper os dados da aplicação que consequentemente fará com que a aplicação não funcione de forma adequada.</text:p>
        <text:p text:style-name="P110">Será de responsabilidade do cliente garantir a privacidade e segurança das informações do banco de dados do sistema.</text:p>
        <text:p text:style-name="P82"><text:s/></text:p>
        <text:list xml:id="list34190298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oduto do Projeto </text:h>
                  </text:list-item>
                </text:list>
              </text:list-item>
            </text:list>
          </text:list-item>
        </text:list>
        <text:p text:style-name="P59"/>
        <text:p text:style-name="P59">O produto do projeto se caracteriza como uma solução em software para o consultorio odontológico.Permitindo gerenciar de forma eficiente e confiável as informações relativas ao funcionamento do consultorio.Os sistemas web tem como caracteristica a facilidade de acesso atraves de uma rede de computadores.Por meio de um computador o sistema proposto possibilitará, através de uma interface web, o acesso as funcionalidades. </text:p>
        <text:p text:style-name="P59"/>
        <text:p text:style-name="P42">5.4.1. Requisitos do Usuário</text:p>
        <text:p text:style-name="P35"/>
        <text:p text:style-name="P28">Esta seção relaciona todos os requisitos do usuário, que podem ser condições ou capacidades que o sistema deverá satisfazer.</text:p>
        <text:p text:style-name="P31">[O conjunto dos requisitos do usuário formará a base para a definição das funcionalidades do produto e compõem as características essenciais do produto. Trata-se dos recursos de nível superior do sistema que são necessários para propiciar benefícios aos usuários. Cada recurso é um serviço desejado externamente que normalmente exige uma série de entradas para alcançar os resultados desejados. Por exemplo: "Fornecer uma interface para coleta de dados".</text:p>
        <text:p text:style-name="P31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1">Evite o design. Mantenha as descrições dos recursos em um nível geral. [Concentre-se nos recursos necessários e no porque (e não em como) eles deverão ser implementados.]</text:p>
        <text:p text:style-name="P31"/>
        <text:p text:style-name="P26"><text:span text:style-name="Título_20_5_20_Char"><text:span text:style-name="T12">5.4.1.1 [Requisito</text:span></text:span><text:span text:style-name="T5">]</text:span></text:p>
        <text:p text:style-name="P27"/>
        <text:p text:style-name="P90"><text:s/>[Descrever o requisito.]</text:p>
        <text:p text:style-name="P31"/>
        <text:p text:style-name="P42">5.4.2. Restrições do produto</text:p>
        <text:p text:style-name="P60"/>
        <text:p text:style-name="P42">5.4.3. Critério de qualidade do produto</text:p>
        <text:p text:style-name="P35"/>
        <text:p text:style-name="P29">Esta seção descreve os critérios que devem ser atingidos para que o produto seja aprovado pelo cliente. </text:p>
        <text:p text:style-name="P30"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/text:p>
        <text:p text:style-name="P30">Por exemplo:</text:p>
        <text:p text:style-name="P30">Robustez – “O sistema deve se manter estável, quando for detectada instabilidade na rede”.</text:p>
        <text:p text:style-name="P30"><text:soft-page-break/>Tolerância a falhas – “Os erros encontrados no sistema não devem comprometer a integridade das informações gerenciadas através do mesmo”.</text:p>
        <text:p text:style-name="P30">Requisitos de performance – “A variação do número de usuários logados no sistema não deve comprometer o desempenho do sistema”.</text:p>
        <text:p text:style-name="P30">Listar, também, padrões aplicáveis de hardware ou de plataforma.]</text:p>
        <text:p text:style-name="P31"/>
        <text:p text:style-name="P31"/>
        <text:list xml:id="list34161303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Lista de Riscos</text:h>
                  </text:list-item>
                </text:list>
              </text:list-item>
            </text:list>
          </text:list-item>
        </text:list>
        <text:p text:style-name="P87"/>
        <text:p text:style-name="P87">Esta seção descreve a lista de riscos para o Projeto identificados durante a elaboração da Visão do Projeto.</text:p>
        <text:p text:style-name="P47">[Poderão ser descritas ações para mitigar, evitar e contingenciar cada risco listado.]</text:p>
        <text:p text:style-name="P35"/>
        <text:p text:style-name="P35"/>
        <text:list xml:id="list34180513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ioridades</text:h>
                  </text:list-item>
                </text:list>
              </text:list-item>
            </text:list>
          </text:list-item>
        </text:list>
        <text:p text:style-name="P47"/>
        <text:p text:style-name="P87">Esta seção apresenta as prioridades das características do produto, de acordo com a visão do cliente.</text:p>
        <text:p text:style-name="P48">[Descrever as prioridades dadas pelo cliente para as características que serão desenvolvidas, podendo ser divididas em termos de versões do produto, por exemplo:</text:p>
        <text:p text:style-name="P48">A versão 1 deve contemplar as seguintes características:</text:p>
        <text:p text:style-name="P91">Logon</text:p>
        <text:p text:style-name="P91">Registro de Cursos</text:p>
        <text:p text:style-name="P91"/>
        <text:p text:style-name="P48">A versão 2 deve incluir:</text:p>
        <text:p text:style-name="P91">Envio de notas dos alunos</text:p>
        <text:p text:style-name="P91">Visualização de notas</text:p>
        <text:p text:style-name="P91"/>
        <text:p text:style-name="P44">As características para a versão 3 ainda não estão definidas. Só está previsto que herdará as funcionalidades já existentes.]</text:p>
        <text:p text:style-name="P45"/>
        <text:p text:style-name="P45"/>
        <text:list xml:id="list34185726" text:continue-numbering="true" text:style-name="WW8Num21">
          <text:list-item>
            <text:list>
              <text:list-item>
                <text:list>
                  <text:list-item>
                    <text:h text:style-name="P105" text:outline-level="3">Referências</text:h>
                  </text:list-item>
                </text:list>
              </text:list-item>
            </text:list>
          </text:list-item>
        </text:list>
        <text:p text:style-name="P76"/>
        <text:p text:style-name="P46">Esta seção apresenta todas as referências utilizadas neste documento.</text:p>
        <text:p text:style-name="P7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0">1.</text:p>
            </table:table-cell>
            <table:table-cell table:style-name="Tabela4.A1" office:value-type="string">
              <text:p text:style-name="P72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50">2.</text:p>
            </table:table-cell>
            <table:table-cell table:style-name="Tabela4.A1" office:value-type="string">
              <text:p text:style-name="P72">[Descrição da referência]</text:p>
            </table:table-cell>
          </table:table-row>
          <table:table-row table:style-name="Tabela4.1">
            <table:table-cell table:style-name="Tabela4.A1" office:value-type="string">
              <text:p text:style-name="P50"/>
            </table:table-cell>
            <table:table-cell table:style-name="Tabela4.A1" office:value-type="string">
              <text:p text:style-name="P50"/>
            </table:table-cell>
          </table:table-row>
        </table:table>
        <text:h text:style-name="P107" text:outline-level="3"/>
        <text:p text:style-name="P35"/>
        <text:list xml:id="list34190067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Cronograma básico do projeto</text:h>
                  </text:list-item>
                </text:list>
              </text:list-item>
            </text:list>
          </text:list-item>
        </text:list>
        <text:p text:style-name="P35"/>
        <text:p text:style-name="P49">[Esta de seção informa a previsão início e a duração.]</text:p>
        <text:p text:style-name="P49"/>
        <text:list xml:id="list34163382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Estimativas iniciais de custo</text:h>
                  </text:list-item>
                </text:list>
              </text:list-item>
            </text:list>
          </text:list-item>
        </text:list>
        <text:p text:style-name="P35"/>
        <text:p text:style-name="P93">[Esta seção informa o orçamento do projeto.] </text:p>
        <text:p text:style-name="P93"/>
        <text:p text:style-name="P93"/>
        <text:list xml:id="list34162046" text:continue-numbering="true" text:style-name="WW8Num21">
          <text:list-item>
            <text:h text:style-name="P98" text:outline-level="1">Administração</text:h>
          </text:list-item>
        </text:list>
        <text:p text:style-name="P35"/>
        <text:list xml:id="list34171171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<text:soft-page-break/>Necessidade inicial do Projeto</text:h>
                  </text:list-item>
                </text:list>
              </text:list-item>
            </text:list>
          </text:list-item>
        </text:list>
        <text:p text:style-name="P35"/>
        <text:p text:style-name="P49">[Descrever a necessidade inicial de recursos humanos, equipamentos e material – descrição breve da equipe.]</text:p>
        <text:p text:style-name="P49"/>
        <text:p text:style-name="P43">6.1.1. Necessidade de suporte pela organização</text:p>
        <text:p text:style-name="P43"/>
        <text:p text:style-name="P32">[Descrever se existe uma necessidade de apoio organizacional ou se o projeto será considerado como um projeto isolado.]</text:p>
        <text:p text:style-name="P94"/>
        <text:p text:style-name="P43">6.1.2. Controle e gerenciamento das informações do projeto</text:p>
        <text:p text:style-name="P43"/>
        <text:p text:style-name="P32">[Descrever como serão armazenadas e gerenciadas as informações do projeto – site, papel, documentos.]</text:p>
        <text:p text:style-name="P35"/>
        <text:p text:style-name="P49"/>
        <text:p text:style-name="P35"/>
        <text:p text:style-name="P35"/>
        <text:h text:style-name="P108" text:outline-level="3"/>
        <text:p text:style-name="P83"/>
        <text:h text:style-name="P101" text:outline-level="6"/>
        <text:p text:style-name="P88"/>
        <text:p text:style-name="P89"/>
        <text:list xml:id="list34173869" text:continue-numbering="true" text:style-name="WW8Num21">
          <text:list-item>
            <text:h text:style-name="P99" text:outline-level="1">Assinaturas</text:h>
          </text:list-item>
        </text:list>
        <text:p text:style-name="P35"/>
        <text:p text:style-name="P64"><text:span text:style-name="T8">Os abaixo assinados estão de acordo com o conteúdo do documento “</text:span><text:span text:style-name="T9">Termo de Abertura</text:span><text:span text:style-name="T8">”, do Sistema &lt;</text:span><text:span text:style-name="T10">Nome do Sistema</text:span><text:span text:style-name="T8">&gt;, versão </text:span><text:span text:style-name="T10">9.9</text:span><text:span text:style-name="T13">,</text:span><text:span text:style-name="T10"> Módulo </text:span><text:span text:style-name="T8">&lt;</text:span><text:span text:style-name="T10">Nome do Módulo – apenas se o Sistema estiver repartido em Módulos</text:span><text:span text:style-name="T8">&gt;, release </text:span><text:span text:style-name="T10">9.9</text:span><text:span text:style-name="T13"> &lt;Nº. da versão do módulo&gt;</text:span><text:span text:style-name="T8">.</text:span></text:p>
        <text:p text:style-name="P8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  <table:table-cell table:style-name="Tabela5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</table:table-row>
          <table:table-row table:style-name="Tabela5.2">
            <table:table-cell table:style-name="Tabela5.A1" office:value-type="string">
              <text:p text:style-name="P92">Nome Completo</text:p>
              <text:p text:style-name="P68">Papel e/ou cargo</text:p>
              <text:p text:style-name="P68"/>
            </table:table-cell>
            <table:table-cell table:style-name="Tabela5.A1" office:value-type="string">
              <text:p text:style-name="P92">Nome Completo</text:p>
              <text:p text:style-name="P68">Papel e/ou cargo</text:p>
            </table:table-cell>
          </table:table-row>
        </table:table>
        <text:p text:style-name="P85"/>
        <text:p text:style-name="P85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  <table:table-cell table:style-name="Tabela6.A1" office:value-type="string">
              <text:p text:style-name="P74"/>
              <text:p text:style-name="P73">Data: ___/___/_____</text:p>
              <text:p text:style-name="P73"/>
              <text:p text:style-name="P73"/>
              <text:p text:style-name="P75"/>
            </table:table-cell>
          </table:table-row>
          <table:table-row table:style-name="Tabela6.2">
            <table:table-cell table:style-name="Tabela6.A1" office:value-type="string">
              <text:p text:style-name="P92">Nome Completo</text:p>
              <text:p text:style-name="P68">Papel e/ou cargo</text:p>
            </table:table-cell>
            <table:table-cell table:style-name="Tabela6.A1" office:value-type="string">
              <text:p text:style-name="P92">Nome Completo</text:p>
              <text:p text:style-name="P68">Papel e/ou cargo</text:p>
            </table:table-cell>
          </table:table-row>
        </table:table>
        <text:p text:style-name="P35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28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05:23</meta:creation-date>
    <dc:date>2010-03-04T14:06:04.77</dc:date>
    <meta:editing-cycles>18</meta:editing-cycles>
    <meta:editing-duration>PT01H59M10S</meta:editing-duration>
    <dc:creator>Amanda Barbosa</dc:creator>
    <meta:document-statistic meta:table-count="6" meta:image-count="2" meta:object-count="0" meta:page-count="9" meta:paragraph-count="187" meta:word-count="1506" meta:character-count="9931"/>
    <meta:user-defined meta:name="Info 1"/>
    <meta:user-defined meta:name="Info 2"/>
    <meta:user-defined meta:name="Info 3"/>
    <meta:user-defined meta:name="Info 4"/>
  </office:meta>
</office:document-meta>
</file>